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style:font-name="Liberation Serif" fo:font-size="12pt" style:font-size-asian="12pt" style:font-size-complex="12pt"/>
    </style:style>
    <style:style style:name="P2" style:family="paragraph" style:parent-style-name="Quotations">
      <loext:graphic-properties draw:fill="solid" draw:fill-color="#f0f2f5" draw:opacity="100%"/>
      <style:paragraph-properties fo:margin-left="0cm" fo:margin-right="0cm" fo:margin-top="0cm" fo:margin-bottom="0cm" style:contextual-spacing="false" style:line-height-at-least="0.508cm" fo:orphans="2" fo:widows="2" fo:text-indent="0cm" style:auto-text-indent="false" fo:background-color="#f0f2f5" fo:padding="0cm" fo:border="none"/>
    </style:style>
    <style:style style:name="P3" style:family="paragraph" style:parent-style-name="Standard">
      <style:paragraph-properties fo:margin-left="0cm" fo:margin-right="0cm" fo:margin-top="0cm" fo:margin-bottom="0.254cm" style:contextual-spacing="false" style:line-height-at-least="0.508cm" fo:orphans="2" fo:widows="2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0.254cm" style:contextual-spacing="false" style:line-height-at-least="0.508cm" fo:orphans="2" fo:widows="2" fo:text-indent="0cm" style:auto-text-indent="false"/>
      <style:text-properties fo:font-variant="normal" fo:text-transform="none" fo:color="#0a0a0a" loext:opacity="100%" style:font-name="Liberation Serif" fo:font-size="12pt" fo:letter-spacing="normal" fo:font-style="normal" fo:font-weight="normal" style:font-size-asian="12pt" style:font-size-complex="12pt"/>
    </style:style>
    <style:style style:name="P5" style:family="paragraph" style:parent-style-name="Standard">
      <style:text-properties style:font-name="Liberation Serif" fo:font-size="12pt" style:font-size-asian="12pt" style:font-size-complex="12pt"/>
    </style:style>
    <style:style style:name="P6" style:family="paragraph" style:parent-style-name="Standard">
      <style:paragraph-properties fo:margin-left="0cm" fo:margin-right="0cm" fo:margin-top="0cm" fo:margin-bottom="0.254cm" style:contextual-spacing="false" style:line-height-at-least="0.508cm" fo:orphans="2" fo:widows="2" fo:text-indent="0cm" style:auto-text-indent="false"/>
      <style:text-properties style:font-name="Liberation Serif" fo:font-size="24pt" fo:font-weight="bold" officeooo:rsid="000433a8" officeooo:paragraph-rsid="000433a8" style:font-size-asian="24pt" style:font-weight-asian="bold" style:font-size-complex="24pt" style:font-weight-complex="bold"/>
    </style:style>
    <style:style style:name="P7" style:family="paragraph" style:parent-style-name="Text_20_body">
      <style:paragraph-properties fo:margin-left="0cm" fo:margin-right="0cm" fo:margin-top="0cm" fo:margin-bottom="0.254cm" style:contextual-spacing="false" style:line-height-at-least="0.508cm" fo:orphans="2" fo:widows="2" fo:text-indent="0cm" style:auto-text-indent="false"/>
      <style:text-properties fo:font-variant="normal" fo:text-transform="none" fo:color="#0a0a0a" loext:opacity="100%" style:font-name="Liberation Serif" fo:font-size="12pt" fo:letter-spacing="normal" fo:font-style="normal" fo:font-weight="normal" style:font-size-asian="12pt" style:font-size-complex="12pt"/>
    </style:style>
    <style:style style:name="P8" style:family="paragraph" style:parent-style-name="Text_20_body">
      <style:paragraph-properties fo:margin-top="0cm" fo:margin-bottom="0.254cm" style:contextual-spacing="false" style:line-height-at-least="0.508cm" fo:orphans="2" fo:widows="2"/>
      <style:text-properties fo:font-variant="normal" fo:text-transform="none" fo:color="#0a0a0a" loext:opacity="100%" style:font-name="Liberation Serif" fo:font-size="12pt" fo:letter-spacing="normal" fo:font-style="normal" fo:font-weight="normal" style:font-size-asian="12pt" style:font-size-complex="12pt"/>
    </style:style>
    <style:style style:name="P9" style:family="paragraph" style:parent-style-name="Text_20_body" style:list-style-name="L10">
      <style:paragraph-properties fo:margin-top="0cm" fo:margin-bottom="0.254cm" style:contextual-spacing="false" style:line-height-at-least="0.508cm" fo:orphans="2" fo:widows="2"/>
      <style:text-properties fo:font-variant="normal" fo:text-transform="none" fo:color="#0a0a0a" loext:opacity="100%" style:font-name="Liberation Serif" fo:font-size="12pt" fo:letter-spacing="normal" fo:font-style="normal" fo:font-weight="normal" officeooo:rsid="0004dba4" officeooo:paragraph-rsid="0004dba4" style:font-size-asian="12pt" style:font-size-complex="12pt"/>
    </style:style>
    <style:style style:name="P10" style:family="paragraph" style:parent-style-name="Text_20_body">
      <style:paragraph-properties fo:margin-left="0cm" fo:margin-right="0cm" fo:margin-top="0cm" fo:margin-bottom="0.508cm" style:contextual-spacing="false" style:line-height-at-least="0.593cm" fo:orphans="2" fo:widows="2" fo:text-indent="0cm" style:auto-text-indent="false"/>
      <style:text-properties fo:font-variant="normal" fo:text-transform="none" fo:color="#0a0a0a" loext:opacity="100%" style:font-name="Liberation Serif" fo:font-size="20pt" fo:letter-spacing="normal" fo:font-style="normal" fo:font-weight="bold" style:font-size-asian="20pt" style:font-weight-asian="bold" style:font-size-complex="20pt" style:font-weight-complex="bold"/>
    </style:style>
    <style:style style:name="P11" style:family="paragraph" style:parent-style-name="Text_20_body">
      <style:paragraph-properties fo:margin-top="0cm" fo:margin-bottom="0.508cm" style:contextual-spacing="false" style:line-height-at-least="0.593cm" fo:orphans="2" fo:widows="2"/>
      <style:text-properties fo:font-variant="normal" fo:text-transform="none" fo:color="#0a0a0a" loext:opacity="100%" style:font-name="Liberation Serif" fo:font-size="20pt" fo:letter-spacing="normal" fo:font-style="normal" fo:font-weight="bold" style:font-size-asian="20pt" style:font-weight-asian="bold" style:font-size-complex="20pt" style:font-weight-complex="bold"/>
    </style:style>
    <style:style style:name="P12" style:family="paragraph" style:parent-style-name="Text_20_body">
      <style:paragraph-properties fo:margin-left="0cm" fo:margin-right="0cm" fo:margin-top="0cm" fo:margin-bottom="0.254cm" style:contextual-spacing="false" style:line-height-at-least="0.508cm" fo:orphans="2" fo:widows="2" fo:text-indent="0cm" style:auto-text-indent="false"/>
    </style:style>
    <style:style style:name="P13" style:family="paragraph" style:parent-style-name="Text_20_body" style:list-style-name="L6">
      <style:paragraph-properties fo:margin-top="0cm" fo:margin-bottom="0.254cm" style:contextual-spacing="false" style:line-height-at-least="0.508cm" fo:orphans="2" fo:widows="2" fo:padding="0cm" fo:border="none"/>
    </style:style>
    <style:style style:name="P14" style:family="paragraph" style:parent-style-name="Text_20_body" style:list-style-name="L7">
      <style:paragraph-properties fo:margin-top="0cm" fo:margin-bottom="0.254cm" style:contextual-spacing="false" style:line-height-at-least="0.508cm" fo:orphans="2" fo:widows="2" fo:padding="0cm" fo:border="none"/>
    </style:style>
    <style:style style:name="P15" style:family="paragraph" style:parent-style-name="Text_20_body" style:list-style-name="L8">
      <style:paragraph-properties fo:margin-top="0cm" fo:margin-bottom="0.254cm" style:contextual-spacing="false" style:line-height-at-least="0.508cm" fo:orphans="2" fo:widows="2" fo:padding="0cm" fo:border="none"/>
    </style:style>
    <style:style style:name="P16" style:family="paragraph" style:parent-style-name="Text_20_body" style:list-style-name="L9">
      <style:paragraph-properties fo:margin-top="0cm" fo:margin-bottom="0.254cm" style:contextual-spacing="false" style:line-height-at-least="0.508cm" fo:orphans="2" fo:widows="2" fo:padding="0cm" fo:border="none"/>
    </style:style>
    <style:style style:name="P17" style:family="paragraph" style:parent-style-name="Text_20_body" style:list-style-name="L10">
      <style:paragraph-properties fo:margin-top="0cm" fo:margin-bottom="0.254cm" style:contextual-spacing="false" style:line-height-at-least="0.508cm" fo:orphans="2" fo:widows="2"/>
      <style:text-properties officeooo:paragraph-rsid="0004dba4"/>
    </style:style>
    <style:style style:name="P18" style:family="paragraph" style:parent-style-name="Text_20_body">
      <style:paragraph-properties fo:margin-left="0cm" fo:margin-right="0cm" fo:margin-top="0cm" fo:margin-bottom="0.381cm" style:contextual-spacing="false" fo:orphans="2" fo:widows="2" fo:text-indent="0cm" style:auto-text-indent="false"/>
      <style:text-properties style:font-name="Liberation Serif" fo:font-size="12pt" style:font-size-asian="12pt" style:font-size-complex="12pt"/>
    </style:style>
    <style:style style:name="P19" style:family="paragraph" style:parent-style-name="Text_20_body">
      <style:paragraph-properties fo:margin-left="0cm" fo:margin-right="0cm" fo:margin-top="0cm" fo:margin-bottom="0.508cm" style:contextual-spacing="false" style:line-height-at-least="0.593cm" fo:orphans="2" fo:widows="2" fo:text-indent="0cm" style:auto-text-indent="false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P20" style:family="paragraph" style:parent-style-name="Text_20_body" style:list-style-name="L7">
      <style:paragraph-properties fo:margin-top="0cm" fo:margin-bottom="0.254cm" style:contextual-spacing="false" style:line-height-at-least="0.508cm" fo:orphans="2" fo:widows="2" fo:padding="0cm" fo:border="none"/>
      <style:text-properties officeooo:rsid="000433a8" officeooo:paragraph-rsid="000433a8"/>
    </style:style>
    <style:style style:name="T1" style:family="text">
      <style:text-properties fo:font-variant="normal" fo:text-transform="none" fo:color="#0a0a0a" loext:opacity="100%" style:font-name="Google Sans" fo:font-size="9.60000038146973pt" fo:letter-spacing="normal" fo:font-style="normal" fo:font-weight="normal"/>
    </style:style>
    <style:style style:name="T2" style:family="text">
      <style:text-properties fo:font-variant="normal" fo:text-transform="none" fo:color="#0a0a0a" loext:opacity="100%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a0a0a" loext:opacity="100%" style:font-name="Liberation Serif" fo:font-size="12pt" fo:letter-spacing="normal" fo:font-style="normal" fo:font-weight="normal" officeooo:rsid="000433a8" style:font-size-asian="12pt" style:font-size-complex="12pt"/>
    </style:style>
    <style:style style:name="T4" style:family="text">
      <style:text-properties fo:font-variant="normal" fo:text-transform="none" fo:color="#0a0a0a" loext:opacity="100%" style:font-name="Liberation Serif" fo:font-size="12pt" fo:letter-spacing="normal" fo:font-style="normal" fo:font-weight="normal" officeooo:rsid="0004dba4" style:font-size-asian="12pt" style:font-size-complex="12pt"/>
    </style:style>
    <style:style style:name="T5" style:family="text">
      <style:text-properties fo:font-variant="normal" fo:text-transform="none" fo:color="#0a0a0a" loext:opacity="100%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a0a0a" loext:opacity="100%" style:font-name="Liberation Serif" fo:font-size="12pt" fo:letter-spacing="normal" fo:font-style="normal" fo:font-weight="bold" style:font-size-asian="12pt" style:font-size-complex="12pt"/>
    </style:style>
    <style:style style:name="T7" style:family="text">
      <style:text-properties fo:font-variant="normal" fo:text-transform="none" fo:color="#0a0a0a" loext:opacity="100%" style:font-name="Liberation Serif" fo:font-size="12pt" fo:letter-spacing="normal" fo:font-style="normal" fo:font-weight="bold" officeooo:rsid="000433a8" style:font-size-asian="12pt" style:font-size-complex="12pt"/>
    </style:style>
    <style:style style:name="T8" style:family="text">
      <style:text-properties fo:font-variant="normal" fo:text-transform="none" fo:color="#0a0a0a" loext:opacity="100%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0a0a0a" loext:opacity="100%" style:font-name="Liberation Serif" fo:font-size="12pt" fo:letter-spacing="normal" fo:font-style="normal" fo:font-weight="bold" officeooo:rsid="0004dba4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0a0a0a" loext:opacity="100%" style:font-name="Liberation Serif" fo:font-size="12pt" fo:letter-spacing="normal" fo:font-style="italic" fo:font-weight="normal" style:font-size-asian="12pt" style:font-size-complex="12pt"/>
    </style:style>
    <style:style style:name="T11" style:family="text">
      <style:text-properties fo:font-variant="normal" fo:text-transform="none" fo:color="#0a0a0a" loext:opacity="100%" style:font-name="Liberation Serif" fo:font-size="12pt" fo:letter-spacing="normal" fo:font-style="italic" fo:font-weight="normal" officeooo:rsid="000433a8" style:font-size-asian="12pt" style:font-size-complex="12pt"/>
    </style:style>
    <style:style style:name="T12" style:family="text">
      <style:text-properties fo:font-variant="normal" fo:text-transform="none" fo:color="#0a0a0a" loext:opacity="100%" fo:letter-spacing="normal" fo:font-style="normal"/>
    </style:style>
    <style:style style:name="T13" style:family="text">
      <style:text-properties fo:font-variant="normal" fo:text-transform="none" fo:color="#0a0a0a" loext:opacity="100%" fo:letter-spacing="normal" fo:font-style="normal" officeooo:rsid="000433a8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0433a8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3">3 </text:span><text:span text:style-name="T12">Términos y definiciones</text:span></text:p>
      <text:p text:style-name="P3"><text:span text:style-name="T3">E</text:span><text:span text:style-name="T2">l </text:span><text:span text:style-name="T3">c</text:span><text:span text:style-name="Strong_20_Emphasis"><text:span text:style-name="T5">apítulo 3</text:span></text:span><text:span text:style-name="Strong_20_Emphasis"><text:span text:style-name="T6"> </text:span></text:span><text:span text:style-name="T2">es crucial, ya que establece el lenguaje común entre el auditor y el auditado.</text:span></text:p>
      <text:p text:style-name="P4">Aquí <text:span text:style-name="T15">se definen algunos de</text:span> los conceptos clave estructurados:</text:p>
      <text:p text:style-name="P19"><text:span text:style-name="T12">1. El </text:span><text:span text:style-name="T13">n</text:span><text:span text:style-name="T12">úcleo de la </text:span><text:span text:style-name="T13">a</text:span><text:span text:style-name="T12">uditoría</text:span></text:p>
      <text:p text:style-name="P7">Estos términos definen qué estamos haciendo y bajo qué reglas:</text:p>
      <text:list xml:id="list330387455" text:style-name="L6">
        <text:list-item>
          <text:p text:style-name="P13"><text:span text:style-name="Strong_20_Emphasis"><text:span text:style-name="T6">Auditoría: </text:span></text:span><text:span text:style-name="T2">Proceso sistemático, independiente y documentado para obtener </text:span><text:span text:style-name="Emphasis"><text:span text:style-name="T10">evidencias </text:span></text:span><text:span text:style-name="T2">y evaluarlas objetivamente para determinar en qué medida se cumplen los </text:span><text:span text:style-name="Emphasis"><text:span text:style-name="T10">criterios </text:span></text:span><text:span text:style-name="Emphasis"><text:span text:style-name="T11">de auditoría</text:span></text:span><text:span text:style-name="T2">.</text:span></text:p>
        </text:list-item>
        <text:list-item>
          <text:p text:style-name="P13"><text:span text:style-name="Strong_20_Emphasis"><text:span text:style-name="T6">Criterios de auditoría: </text:span></text:span><text:span text:style-name="T2">El referente frente al cual se compara la evidencia. En </text:span><text:span text:style-name="T3">un SGIA</text:span><text:span text:style-name="T2">, los criterios principales serán </text:span><text:span text:style-name="T3">la ISO 22000,</text:span><text:span text:style-name="T2"> la legislación vigente (ej. Reglamento 852/2004) y los procedimientos internos de la empresa.</text:span></text:p>
        </text:list-item>
        <text:list-item>
          <text:p text:style-name="P13"><text:span text:style-name="Strong_20_Emphasis"><text:span text:style-name="T6">Evidencia de la auditoría: </text:span></text:span><text:span text:style-name="T2">Registros, declaraciones de hechos o cualquier otra información que es verificable. </text:span><text:span text:style-name="Emphasis"><text:span text:style-name="T10">Ejemplo: Los registros de temperatura de un horno o el acta de capacitación en higiene.</text:span></text:span></text:p>
        </text:list-item>
      </text:list>
      <text:p text:style-name="P10">2. Los <text:span text:style-name="T15">r</text:span>esultados del <text:span text:style-name="T15">p</text:span>roceso</text:p>
      <text:p text:style-name="P7">Conceptos que se utilizan al redactar el informe final:</text:p>
      <text:list text:style-name="L10">
        <text:list-item>
          <text:p text:style-name="P9"><text:span text:style-name="T14">Requisito:</text:span> Necesidad o expectativa establecida, generalmente implícita u obligatoria.</text:p>
        </text:list-item>
        <text:list-item>
          <text:p text:style-name="P17"><text:span text:style-name="T9">Conformidad:</text:span><text:span text:style-name="T4"> Cumplimiento de un requisito. </text:span></text:p>
        </text:list-item>
        <text:list-item>
          <text:p text:style-name="P9"><text:span text:style-name="T14">No conformidad:</text:span> Incumplimiento de un requisito. </text:p>
        </text:list-item>
      </text:list>
      <text:list xml:id="list2713899382" text:style-name="L7">
        <text:list-item>
          <text:p text:style-name="P14"><text:span text:style-name="Strong_20_Emphasis"><text:span text:style-name="T9">Hallazgos de auditoría:</text:span></text:span><text:span text:style-name="Strong_20_Emphasis"><text:span text:style-name="T4"> </text:span></text:span><text:span text:style-name="T4">Resultados de la evalu</text:span><text:span text:style-name="T2">ación de la evidencia frente a los criterios. Pueden indicar </text:span><text:span text:style-name="Strong_20_Emphasis"><text:span text:style-name="T6">conformidad </text:span></text:span><text:span text:style-name="T2">(cumplimiento) o </text:span><text:span text:style-name="Strong_20_Emphasis"><text:span text:style-name="T6">no conformidad </text:span></text:span><text:span text:style-name="T2">(incumplimiento).</text:span></text:p>
        </text:list-item>
        <text:list-item>
          <text:p text:style-name="P14"><text:span text:style-name="Strong_20_Emphasis"><text:span text:style-name="T6">Conclusiones de auditoría: </text:span></text:span><text:span text:style-name="T2">El resultado final tras considerar los objetivos de la auditoría y todos los hallazgos. Es donde el auditor determina si el sistema de inocuidad es eficaz.</text:span></text:p>
        </text:list-item>
      </text:list>
      <text:p text:style-name="P11">3. Roles y Responsabilidades</text:p>
      <text:p text:style-name="P8">Es vital distinguir quién es quién durante el proceso en la planta:</text:p>
      <text:list xml:id="list153549801671064" text:continue-numbering="true" text:style-name="L7">
        <text:list-item>
          <text:p text:style-name="P14"><text:span text:style-name="Strong_20_Emphasis"><text:span text:style-name="T6">Cliente de la auditoría: </text:span></text:span><text:span text:style-name="T2">Organización o persona que solicita la auditoría (puede ser la gerencia de la propia empresa o un organismo de certificación).</text:span></text:p>
        </text:list-item>
        <text:list-item>
          <text:p text:style-name="P14"><text:span text:style-name="Strong_20_Emphasis"><text:span text:style-name="T6">Auditado: </text:span></text:span><text:span text:style-name="T2">La organización o áreas que están siendo auditadas (ej. el departamento de producción o el equipo de inocuidad).</text:span></text:p>
        </text:list-item>
        <text:list-item>
          <text:p text:style-name="P14"><text:span text:style-name="Strong_20_Emphasis"><text:span text:style-name="T6">Auditor: </text:span></text:span><text:span text:style-name="T2">Persona que lleva a cabo la auditoría. Para ISO 22000, debe tener competencia técnica en seguridad alimentaria.</text:span></text:p>
        </text:list-item>
        <text:list-item>
          <text:p text:style-name="P14"><text:span text:style-name="Strong_20_Emphasis"><text:span text:style-name="T6">Experto técnico: </text:span></text:span><text:span text:style-name="T2">Persona que aporta conocimientos específicos al equipo auditor (ej. un microbiólogo), pero </text:span><text:span text:style-name="Strong_20_Emphasis"><text:span text:style-name="T6">no actúa como auditor</text:span></text:span><text:span text:style-name="T2">.</text:span></text:p>
        </text:list-item>
        <text:list-item>
          <text:p text:style-name="P20"><text:span text:style-name="T8">Observador:</text:span><text:span text:style-name="T2"> Persona que acompaña al equipo auditor, pero no actúa como auditor (ej. un auditor en formación).</text:span></text:p>
        </text:list-item>
      </text:list>
      <text:p text:style-name="P10"><text:soft-page-break/>4. Conceptos de Planificación</text:p>
      <text:list xml:id="list2880851055" text:style-name="L8">
        <text:list-item>
          <text:p text:style-name="P15"><text:span text:style-name="Strong_20_Emphasis"><text:span text:style-name="T6">Programa de auditoría: </text:span></text:span><text:span text:style-name="T2">Acuerdos para un conjunto de una o más auditorías planificadas para un periodo de tiempo determinado (ej. el calendario anual de auditorías de la fábrica).</text:span></text:p>
        </text:list-item>
        <text:list-item>
          <text:p text:style-name="P15"><text:span text:style-name="Strong_20_Emphasis"><text:span text:style-name="T6">Plan de auditoría: </text:span></text:span><text:span text:style-name="T2">Descripción de las actividades y detalles para una auditoría específica (la agenda del día: qué se audita a las 9:00, a las 10:00, etc.).</text:span></text:p>
        </text:list-item>
        <text:list-item>
          <text:p text:style-name="P15"><text:span text:style-name="Strong_20_Emphasis"><text:span text:style-name="T6">Alcance de la auditoría: </text:span></text:span><text:span text:style-name="T2">La extensión y límites de la auditoría (ej. "Línea de producción de lácteos en la planta de Madrid").</text:span></text:p>
        </text:list-item>
      </text:list>
      <text:p text:style-name="P1"/>
      <text:p text:style-name="P10">Nota: Conexión 19011 - 22000</text:p>
      <text:p text:style-name="P12"><text:span text:style-name="T2">Es importante que, aunque la ISO 19011 define estos términos, el auditor de inocuidad debe cruzarlos con las definiciones de la </text:span><text:span text:style-name="Strong_20_Emphasis"><text:span text:style-name="T6">ISO 22000 (Capítulo 3)</text:span></text:span><text:span text:style-name="T2">, tales como:</text:span></text:p>
      <text:list xml:id="list3349294346" text:style-name="L9">
        <text:list-item>
          <text:p text:style-name="P16"><text:span text:style-name="Strong_20_Emphasis"><text:span text:style-name="T6">Punto </text:span></text:span><text:span text:style-name="Strong_20_Emphasis"><text:span text:style-name="T7">c</text:span></text:span><text:span text:style-name="Strong_20_Emphasis"><text:span text:style-name="T6">rítico de </text:span></text:span><text:span text:style-name="Strong_20_Emphasis"><text:span text:style-name="T7">c</text:span></text:span><text:span text:style-name="Strong_20_Emphasis"><text:span text:style-name="T6">ontrol (PCC).</text:span></text:span></text:p>
        </text:list-item>
        <text:list-item>
          <text:p text:style-name="P16"><text:span text:style-name="Strong_20_Emphasis"><text:span text:style-name="T6">Programa de </text:span></text:span><text:span text:style-name="Strong_20_Emphasis"><text:span text:style-name="T7">p</text:span></text:span><text:span text:style-name="Strong_20_Emphasis"><text:span text:style-name="T6">rerrequisitos (PPR).</text:span></text:span></text:p>
        </text:list-item>
        <text:list-item>
          <text:p text:style-name="P16"><text:span text:style-name="Strong_20_Emphasis"><text:span text:style-name="T6">Acción </text:span></text:span><text:span text:style-name="Strong_20_Emphasis"><text:span text:style-name="T7">c</text:span></text:span><text:span text:style-name="Strong_20_Emphasis"><text:span text:style-name="T6">orrectiva vs. </text:span></text:span><text:span text:style-name="Strong_20_Emphasis"><text:span text:style-name="T7">c</text:span></text:span><text:span text:style-name="Strong_20_Emphasis"><text:span text:style-name="T6">orrección.</text:span></text:span></text:p>
        </text:list-item>
      </text:list>
      <text:p text:style-name="P2"><text:span text:style-name="Strong_20_Emphasis"><text:span text:style-name="T6">Sugerencia: </text:span></text:span><text:span text:style-name="T2">Puedes consultar el glosario completo y actualizado en la plataforma de navegación de ISO: Online Browsing Platform (OBP), que permite buscar términos de cualquier norma ISO de forma gratuita.</text:span></text:p>
      <text:p text:style-name="P18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26T15:07:13.745000000</meta:creation-date>
    <dc:date>2026-01-26T15:35:42.217000000</dc:date>
    <meta:editing-duration>PT28M27S</meta:editing-duration>
    <meta:editing-cycles>2</meta:editing-cycles>
    <meta:generator>LibreOffice/7.5.0.3$Windows_X86_64 LibreOffice_project/c21113d003cd3efa8c53188764377a8272d9d6de</meta:generator>
    <meta:document-statistic meta:table-count="0" meta:image-count="0" meta:object-count="0" meta:page-count="2" meta:paragraph-count="32" meta:word-count="506" meta:character-count="3210" meta:non-whitespace-character-count="2753"/>
  </office:meta>
</office:document-meta>
</file>